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0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1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20"/>
      <text:p text:style-name="P5">Относительная погрешность измерения:</text:p>
      <text:p text:style-name="P7">БДКГ-2<text:span text:style-name="T13">3/1</text:span>: ± <text:span text:style-name="T13">20</text:span> %</text:p>
      <text:p text:style-name="P5"/>
      <text:p text:style-name="P4">Условия эксплуатации:</text:p>
      <text:p text:style-name="P22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2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2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2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2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5">H</text:span><text:span text:style-name="T16">1</text:span></text:p>
          </table:table-cell>
          <table:table-cell table:style-name="t1.D3" office:value-type="string">
            <text:p text:style-name="P33"><text:span text:style-name="T14">H</text:span><text:span text:style-name="T16">2</text:span></text:p>
          </table:table-cell>
          <table:table-cell table:style-name="t1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Зв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2:09:46.71</dc:date>
    <meta:print-date>2019-04-03T15:18:00</meta:print-date>
    <meta:editing-cycles>120</meta:editing-cycles>
    <meta:editing-duration>PT8H28M39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6" meta:character-count="1528"/>
  </office:meta>
</office:document-meta>
</file>